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043512" officeooo:paragraph-rsid="00043512"/>
    </style:style>
    <style:style style:name="P2" style:family="paragraph" style:parent-style-name="Standard">
      <style:text-properties style:font-name="Arial1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 officeooo:rsid="00092e83" officeooo:paragraph-rsid="00092e83"/>
    </style:style>
    <style:style style:name="P4" style:family="paragraph" style:parent-style-name="Standard">
      <style:text-properties style:font-name="Arial1" officeooo:rsid="00043512" officeooo:paragraph-rsid="00043512"/>
    </style:style>
    <style:style style:name="P5" style:family="paragraph" style:parent-style-name="Standard">
      <style:text-properties style:font-name="Arial1" officeooo:rsid="000f8e3f" officeooo:paragraph-rsid="000f8e3f"/>
    </style:style>
    <style:style style:name="T1" style:family="text">
      <style:text-properties officeooo:rsid="00044ba4"/>
    </style:style>
    <style:style style:name="T2" style:family="text">
      <style:text-properties officeooo:rsid="0008621d"/>
    </style:style>
    <style:style style:name="T3" style:family="text">
      <style:text-properties officeooo:rsid="00092e83"/>
    </style:style>
    <style:style style:name="T4" style:family="text">
      <style:text-properties officeooo:rsid="000af9d8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Responsiveness</text:span> TP - Test Results</text:p>
      <text:p text:style-name="P1"/>
      <text:p text:style-name="P1">Here follows the test results of the <text:span text:style-name="T2">responsiveness</text:span>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<text:span text:style-name="T1">5</text:span></text:p>
      <text:p text:style-name="P1">Test Duration: <text:span text:style-name="T2">25</text:span> min</text:p>
      <text:p text:style-name="P1"/>
      <text:p text:style-name="P3">Test Cases Executed: <text:span text:style-name="T4">4</text:span></text:p>
      <text:p text:style-name="P3">Test Cases Blocked: <text:span text:style-name="T4">1</text:span></text:p>
      <text:p text:style-name="P1">New Bugs: <text:span text:style-name="T3">0</text:span></text:p>
      <text:p text:style-name="P1"/>
      <text:p text:style-name="P5"><text:span text:style-name="T5">TC-1</text:span> Blocked by <text:span text:style-name="T5">CR-1</text:span>(Checkout TP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2T11:53:34.700000000</meta:creation-date>
    <dc:date>2023-07-23T21:08:46.856000000</dc:date>
    <meta:editing-duration>P1DT3H23M49S</meta:editing-duration>
    <meta:editing-cycles>1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1" meta:word-count="48" meta:character-count="283" meta:non-whitespace-character-count="246"/>
  </office:meta>
</office:document-meta>
</file>